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4c888" officeooo:paragraph-rsid="0004c8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**Finding Lane Lines on the Road** </text:p>
      <text:p text:style-name="P1"/>
      <text:p text:style-name="P1">## Writeup Template</text:p>
      <text:p text:style-name="P1"/>
      <text:p text:style-name="P1">### You can use this file as a template for your writeup if you want to submit it as a markdown file. But feel free to use some other method and submit a pdf if you prefer.</text:p>
      <text:p text:style-name="P1"/>
      <text:p text:style-name="P1">---</text:p>
      <text:p text:style-name="P1"/>
      <text:p text:style-name="P1">**Finding Lane Lines on the Road**</text:p>
      <text:p text:style-name="P1"/>
      <text:p text:style-name="P1">The goals / steps of this project are the following:</text:p>
      <text:p text:style-name="P1">* Make a pipeline that finds lane lines on the road</text:p>
      <text:p text:style-name="P1">* Reflect on your work in a written report</text:p>
      <text:p text:style-name="P1"/>
      <text:p text:style-name="P1"/>
      <text:p text:style-name="P1">[//]: # (Image References)</text:p>
      <text:p text:style-name="P1"/>
      <text:p text:style-name="P1">[image1]: ./examples/grayscale.jpg "Grayscale"</text:p>
      <text:p text:style-name="P1"/>
      <text:p text:style-name="P1">---</text:p>
      <text:p text:style-name="P1"/>
      <text:p text:style-name="P1">### Reflection</text:p>
      <text:p text:style-name="P1"/>
      <text:p text:style-name="P1">### 1. Describe your pipeline. As part of the description, explain how you modified the draw_lines() function.</text:p>
      <text:p text:style-name="P1"/>
      <text:p text:style-name="P1">My pipeline consisted of 5 steps. First, I converted the images to grayscale, then I .... </text:p>
      <text:p text:style-name="P1"/>
      <text:p text:style-name="P1">In order to draw a single line on the left and right lanes, I modified the draw_lines() function by ...</text:p>
      <text:p text:style-name="P1"/>
      <text:p text:style-name="P1">If you'd like to include images to show how the pipeline works, here is how to include an image: </text:p>
      <text:p text:style-name="P1"/>
      <text:p text:style-name="P1">![alt text][image1]</text:p>
      <text:p text:style-name="P1"/>
      <text:p text:style-name="P1"/>
      <text:p text:style-name="P1">### 2. Identify potential shortcomings with your current pipeline</text:p>
      <text:p text:style-name="P1"/>
      <text:p text:style-name="P1"/>
      <text:p text:style-name="P1">One potential shortcoming would be what would happen when ... </text:p>
      <text:p text:style-name="P1"/>
      <text:p text:style-name="P1">Another shortcoming could be ...</text:p>
      <text:p text:style-name="P1"/>
      <text:p text:style-name="P1"/>
      <text:p text:style-name="P1">### 3. Suggest possible improvements to your pipeline</text:p>
      <text:p text:style-name="P1"/>
      <text:p text:style-name="P1">A possible improvement would be to ...</text:p>
      <text:p text:style-name="P1"/>
      <text:p text:style-name="P1">Another potential improvement could be to 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9:09:18.263594434</meta:creation-date>
    <dc:date>2019-03-28T11:01:12.166918053</dc:date>
    <meta:editing-duration>P1DT15H41M43S</meta:editing-duration>
    <meta:editing-cycles>1</meta:editing-cycles>
    <meta:document-statistic meta:table-count="0" meta:image-count="0" meta:object-count="0" meta:page-count="1" meta:paragraph-count="23" meta:word-count="214" meta:character-count="1213" meta:non-whitespace-character-count="1018"/>
    <meta:generator>LibreOffice/5.1.6.2$Linux_X86_64 LibreOffice_project/10m0$Build-2</meta:generator>
  </office:meta>
</office:document-meta>
</file>